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73in"/>
    </style:style>
    <style:style style:name="co3" style:family="table-column">
      <style:table-column-properties fo:break-before="auto" style:column-width="1.3953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1.4492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1.86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reated</text:p>
          </table:table-cell>
          <table:table-cell office:value-type="string">
            <text:p>finished</text:p>
          </table:table-cell>
          <table:table-cell office:value-type="string">
            <text:p>what to do</text:p>
          </table:table-cell>
        </table:table-row>
        <table:table-row table:style-name="ro1">
          <table:table-cell/>
          <table:table-cell office:value-type="string">
            <text:p>GsoC (Python_Tutorials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utorials.r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TTING_U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in Window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3"/>
          <table:table-cell table:style-name="ce1" office:value-type="string">
            <text:p>in Fedora</text:p>
          </table:table-cell>
          <table:table-cell>
            <office:annotation draw:style-name="gr1" draw:text-style-name="P1" svg:width="1.1413in" svg:height="0.3902in" svg:x="7.239in" svg:y="0.2496in" draw:caption-point-x="-0.2402in" draw:caption-point-y="0.5945in">
              <dc:date>2013-06-07T00:00:00</dc:date>
              <text:p text:style-name="P1"><text:span text:style-name="T1">Ipython</text:span></text:p>
              <text:p text:style-name="P1"><text:span text:style-name="T1">3D plotting</text:span></text:p>
            </office:annotation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2"/>
          <table:table-cell office:value-type="string">
            <text:p>GU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age R/W/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Video R/W/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need to be done in windows</text:p>
          </table:table-cell>
        </table:table-row>
        <table:table-row table:style-name="ro1">
          <table:table-cell table:number-columns-repeated="3"/>
          <table:table-cell table:style-name="ce2" office:value-type="string">
            <text:p>Draw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table:style-name="ce1" office:value-type="string">
            <text:p>check ellipse</text:p>
          </table:table-cell>
        </table:table-row>
        <table:table-row table:style-name="ro1">
          <table:table-cell table:number-columns-repeated="3"/>
          <table:table-cell table:style-name="ce2" office:value-type="string">
            <text:p>mouse_handl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table:style-name="ce1" office:value-type="string">
            <text:p>check flags</text:p>
          </table:table-cell>
        </table:table-row>
        <table:table-row table:style-name="ro1">
          <table:table-cell table:number-columns-repeated="3"/>
          <table:table-cell office:value-type="string">
            <text:p>trackbar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R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xel Op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rithmetic operations</text:p>
          </table:table-cell>
          <table:table-cell office:value-type="string">
            <text:p>padding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ime measurement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provide links</text:p>
          </table:table-cell>
        </table:table-row>
        <table:table-row table:style-name="ro1">
          <table:table-cell table:number-columns-repeated="3"/>
          <table:table-cell office:value-type="string">
            <text:p>MATHS TOOLS</text:p>
          </table:table-cell>
          <table:table-cell table:style-name="ce1" office:value-type="string">
            <text:p>PC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Distance Metrics</text:p>
          </table:table-cell>
          <table:table-cell>
            <office:annotation draw:style-name="gr1" draw:text-style-name="P1" svg:width="1.1413in" svg:height="0.7012in" svg:x="7.8283in" svg:y="2.4343in" draw:caption-point-x="-0.2402in" draw:caption-point-y="0.5945in">
              <dc:date>2013-06-08T00:00:00</dc:date>
              <text:p text:style-name="P1"><text:span text:style-name="T1">Euclidean</text:span></text:p>
              <text:p text:style-name="P1"><text:span text:style-name="T1">Manhattan</text:span></text:p>
              <text:p text:style-name="P1"><text:span text:style-name="T1">Mahalanobis</text:span></text:p>
              <text:p text:style-name="P1"><text:span text:style-name="T1">Earth Movers</text:span></text:p>
            </office:annotation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SIC IMAGE O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lor_space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thresholding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ometric transforms</text:p>
          </table:table-cell>
          <table:table-cell table:style-name="ce1" office:value-type="string">
            <text:p>remapping, scaling</text:p>
          </table:table-cell>
          <table:table-cell office:value-type="string">
            <text:p>T</text:p>
          </table:table-cell>
          <table:table-cell office:value-type="string"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moothing</text:p>
          </table:table-cell>
          <table:table-cell office:value-type="string">
            <text:p>filter2d</text:p>
          </table:table-cell>
          <table:table-cell office:value-type="string">
            <text:p>T</text:p>
          </table:table-cell>
          <table:table-cell office:value-type="string">
            <office:annotation office:display="true" draw:style-name="gr2" draw:text-style-name="P1" svg:width="1.9539in" svg:height="1.0122in" svg:x="11.4709in" svg:y="2.3035in" draw:caption-point-x="-3.2819in" draw:caption-point-y="1.5732in">
              <dc:date>2013-06-10T00:00:00</dc:date>
              <text:p text:style-name="P1"><text:span text:style-name="T1">Bilateral filtering links</text:span></text:p>
              <text:p text:style-name="P1"><text:span text:style-name="T1">BF argument details</text:span></text:p>
              <text:p text:style-name="P1"><text:span text:style-name="T1">BF example</text:span></text:p>
              <text:p text:style-name="P1"><text:span text:style-name="T1"/></text:p>
              <text:p text:style-name="P1"><text:span text:style-name="T1">GF noise image</text:span></text:p>
              <text:p text:style-name="P1"><text:span text:style-name="T1"/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radient</text:p>
          </table:table-cell>
          <table:table-cell/>
          <table:table-cell office:value-type="string">
            <text:p>T</text:p>
          </table:table-cell>
          <table:table-cell office:value-type="string">
            <office:annotation office:display="true" draw:style-name="gr1" draw:text-style-name="P1" svg:width="2.3697in" svg:height="0.3902in" svg:x="11.3618in" svg:y="3.3665in" draw:caption-point-x="-3.1728in" draw:caption-point-y="0.6783in">
              <dc:date>2013-06-17T00:00:00</dc:date>
              <text:p text:style-name="P2"><text:span text:style-name="T1">Sharpening</text:span></text:p>
              <text:p text:style-name="P2"><text:span text:style-name="T1">Gradient mag and direction</text:span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phological op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dge Detection </text:p>
          </table:table-cell>
          <table:table-cell office:value-type="string">
            <text:p>Canny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yrami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ISTOGRAM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CONTOURS</text:p>
          </table:table-cell>
          <table:table-cell/>
          <table:table-cell office:value-type="string">
            <text:p>T</text:p>
          </table:table-cell>
          <table:table-cell office:value-type="string">
            <office:annotation office:display="true" draw:style-name="gr1" draw:text-style-name="P1" svg:width="2.8843in" svg:height="0.2346in" svg:x="11.274in" svg:y="3.7961in" draw:caption-point-x="-3.085in" draw:caption-point-y="1.089in">
              <dc:date>2013-06-28T00:00:00</dc:date>
              <text:p text:style-name="P1"><text:span text:style-name="T1">Connected components labelling</text:span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BJ _ DETECTION</text:p>
          </table:table-cell>
          <table:table-cell office:value-type="string">
            <text:p>Hough Li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Hough Circl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ch Template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>
            <text:p>IMAGE TRANSFORMS</text:p>
          </table:table-cell>
          <table:table-cell office:value-type="string">
            <text:p>dft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" office:value-type="string">
            <text:p>dc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distance transform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integ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atersh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rabcut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ATURE 2D</text:p>
          </table:table-cell>
          <table:table-cell office:value-type="string">
            <text:p>Basic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arri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Shi tomasi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>
            <text:p>eigvals and eigvec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SIF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SURF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ORB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FAS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4"/>
        </table:table-row>
        <table:table-row table:style-name="ro3" table:number-rows-repeated="3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L</text:p>
          </table:table-cell>
          <table:table-cell office:value-type="string">
            <text:p>kNN</text:p>
          </table:table-cell>
          <table:table-cell office:value-type="string">
            <text:p>theory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OC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K-Means</text:p>
          </table:table-cell>
          <table:table-cell office:value-type="string">
            <text:p>theor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VM</text:p>
          </table:table-cell>
          <table:table-cell table:style-name="ce1" office:value-type="string">
            <text:p>theory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examp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/00/0000</text:date>, <text:time style:data-style-name="N2" text:time-value="0000-00-00T00:34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8T00:53:51</dc:date>
    <dc:creator>abidrahmank </dc:creator>
    <meta:generator>LibreOffice/3.6$Linux_X86_64 LibreOffice_project/360m1$Build-2</meta:generator>
    <meta:editing-duration>PT21H35M11S</meta:editing-duration>
    <meta:editing-cycles>35</meta:editing-cycles>
    <meta:document-statistic meta:table-count="1" meta:cell-count="103" meta:object-count="0"/>
  </office:meta>
</office:document-meta>
</file>